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lbany" svg:font-family="Albany" style:font-family-generic="swiss" style:font-pitch="variable"/>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Yu Gothic Light" svg:font-family="Yu Gothic Light" style:font-family-generic="roman"/>
    <style:font-face style:name="Calibri Light" svg:font-family="Calibri Light" style:font-family-generic="swiss" style:font-pitch="variable" svg:panose-1="2 15 3 2 2 2 4 3 2 4"/>
    <style:font-face style:name="Yu Mincho" svg:font-family="Yu Mincho"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text-position="super 66.6%"/>
    </style:style>
    <style:style style:name="P3" style:parent-style-name="TextBodySingle" style:family="paragraph">
      <style:paragraph-properties fo:margin-bottom="0in"/>
    </style:style>
    <style:style style:name="P4" style:parent-style-name="TextBodySingle" style:family="paragraph">
      <style:paragraph-properties fo:margin-bottom="0in"/>
    </style:style>
    <style:style style:name="P5" style:parent-style-name="TextBodySingle" style:family="paragraph">
      <style:paragraph-properties fo:margin-bottom="0in"/>
    </style:style>
    <style:style style:name="P6" style:parent-style-name="TextBodySingle" style:family="paragraph">
      <style:paragraph-properties fo:margin-bottom="0in"/>
      <style:text-properties fo:color="#000000"/>
    </style:style>
    <style:style style:name="P7" style:parent-style-name="TextBodySingle" style:family="paragraph">
      <style:paragraph-properties fo:margin-bottom="0in"/>
      <style:text-properties fo:color="#000000"/>
    </style:style>
    <style:style style:name="P8" style:parent-style-name="TextBodySingle" style:family="paragraph">
      <style:paragraph-properties fo:margin-bottom="0in"/>
      <style:text-properties fo:color="#000000"/>
    </style:style>
    <style:style style:name="P9" style:parent-style-name="TextBodySingle" style:family="paragraph"/>
    <style:style style:name="P10" style:parent-style-name="TextBodySingle" style:family="paragraph"/>
    <style:style style:name="P11" style:parent-style-name="TextBodySingle" style:family="paragraph"/>
    <style:style style:name="T12" style:parent-style-name="SourceTex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SourceText" style:family="text">
      <style:text-properties fo:font-size="10pt" style:font-size-asian="10pt" style:font-size-complex="10pt"/>
    </style:style>
    <style:style style:name="T16" style:parent-style-name="SourceText" style:family="text">
      <style:text-properties fo:font-size="10pt" style:font-size-asian="10pt" style:font-size-complex="10pt"/>
    </style:style>
    <style:style style:name="T17" style:parent-style-name="DefaultParagraphFont" style:family="text">
      <style:text-properties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SourceTex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fo:font-size="10pt" style:font-size-asian="10pt" style:font-size-complex="10pt"/>
    </style:style>
    <style:style style:name="T22" style:parent-style-name="SourceText" style:family="text">
      <style:text-properties fo:font-size="10pt" style:font-size-asian="10pt" style:font-size-complex="10pt"/>
    </style:style>
    <style:style style:name="T23" style:parent-style-name="DefaultParagraphFont" style:family="text">
      <style:text-properties fo:font-size="10pt" style:font-size-asian="10pt" style:font-size-complex="10pt"/>
    </style:style>
    <style:style style:name="T24" style:parent-style-name="DefaultParagraphFont" style:family="text">
      <style:text-properties fo:font-size="10pt" style:font-size-asian="10pt" style:font-size-complex="10pt"/>
    </style:style>
    <style:style style:name="T25" style:parent-style-name="SourceText" style:family="text">
      <style:text-properties fo:font-size="10pt" style:font-size-asian="10pt" style:font-size-complex="10pt"/>
    </style:style>
    <style:style style:name="T26" style:parent-style-name="SourceTex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style>
    <style:style style:name="T29" style:parent-style-name="SourceTex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T32" style:parent-style-name="SourceText" style:family="text">
      <style:text-properties fo:font-size="10pt" style:font-size-asian="10pt" style:font-size-complex="10pt"/>
    </style:style>
    <style:style style:name="T33" style:parent-style-name="DefaultParagraphFont" style:family="text">
      <style:text-properties fo:font-size="10pt" style:font-size-asian="10pt" style:font-size-complex="10pt"/>
    </style:style>
    <style:style style:name="T34" style:parent-style-name="DefaultParagraphFont" style:family="text">
      <style:text-properties fo:font-size="10pt" style:font-size-asian="10pt" style:font-size-complex="10pt"/>
    </style:style>
    <style:style style:name="T35" style:parent-style-name="SourceText" style:family="text">
      <style:text-properties fo:font-size="10pt" style:font-size-asian="10pt" style:font-size-complex="10pt"/>
    </style:style>
    <style:style style:name="T36" style:parent-style-name="SourceText" style:family="text">
      <style:text-properties fo:font-size="10pt" style:font-size-asian="10pt" style:font-size-complex="10pt"/>
    </style:style>
    <style:style style:name="T37" style:parent-style-name="DefaultParagraphFont" style:family="text">
      <style:text-properties fo:font-size="10pt" style:font-size-asian="10pt" style:font-size-complex="10pt"/>
    </style:style>
    <style:style style:name="T38" style:parent-style-name="DefaultParagraphFont" style:family="text">
      <style:text-properties fo:font-size="10pt" style:font-size-asian="10pt" style:font-size-complex="10pt"/>
    </style:style>
    <style:style style:name="T39" style:parent-style-name="SourceTex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T41" style:parent-style-name="DefaultParagraphFont" style:family="text">
      <style:text-properties fo:font-size="10pt" style:font-size-asian="10pt" style:font-size-complex="10pt"/>
    </style:style>
    <style:style style:name="T42" style:parent-style-name="SourceTex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SourceTex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SourceText" style:family="text">
      <style:text-properties fo:font-size="10pt" style:font-size-asian="10pt" style:font-size-complex="10pt"/>
    </style:style>
  </office:automatic-styles>
  <office:body>
    <office:text text:use-soft-page-breaks="true">
      <text:h text:style-name="P1" text:outline-level="1">OMR Agent Core Contributor License Agreement</text:h>
      <text:p text:style-name="DefaultText">Version 1.0.0 – May 17<text:span text:style-name="T2">th</text:span><text:s/>, 2016</text:p>
      <text:p text:style-name="TextBodySingle"><text:bookmark-start text:name="reference"/><text:bookmark-end text:name="reference"/><text:span text:style-name="StrongEmphasis">This is a reference copy of the terms of the "OMR Agent Core” Contributor License Agreement. To actually<text:s/></text:span><text:span text:style-name="StrongEmphasis">complete and submit a CLA, please print a copy and sign below.</text:span></text:p>
      <text:p text:style-name="TextBodySingle"><text:span text:style-name="StrongEmphasis">Scanned license agreements are required and should be emailed in PDF form to<text:s/></text:span><text:a xlink:href="mailto:jimmail@uk.ibm.com" office:target-frame-name="_top" xlink:show="replace"><text:span text:style-name="StrongEmphasis">jimmail@uk.ibm.com</text:span></text:a></text:p>
      <text:p text:style-name="TextBodySingle"><text:span text:style-name="StrongEmphasis">You should keep a copy for your own records.</text:span></text:p>
      <text:p text:style-name="TextBodySingle">Thank you<text:s/>for your interest in the “OMR Agent Core” project (the Project). In order for You (as defined below) to make intellectual property Contributions (as defined below) now or in the future to the Project, You must agree to this Contributor License Agreement ("CLA"). If You have any questions about this agreement, licensing, or anything related to intellectual property at the Project, please send an email to<text:s/><text:a xlink:href="mailto:jimmail@uk.ibm.com" office:target-frame-name="_top" xlink:show="replace">jimmail@uk.ibm.com</text:a></text:p>
      <text:p text:style-name="DefaultText">Please read this CLA carefully before accepting its terms. By accepting the CLA, You are agreeing to be bound by its terms. If You want to accept this CLA, print a copy, sign it and scan the document into a PDF file. Keep a copy for Your records and when ready, email as an attachment to the address above.</text:p>
      <text:p text:style-name="DefaultText">As used in this CLA: (i) “You" (or "Your") shall mean the entity that is making this Agreement with the project; (ii)"Contribution" shall mean any original work of authorship, including any modifications or additions to an existing work, that is submitted by You to the Project for inclusion in, or documentation of, the Project; and (iii) “Submit” (or “Submitted”) means any form of communication sent to the Project (e.g. the content You post on electronic mailing lists, forums, content management systems, source code control systems, code review systems, issue tracking systems, etc. that are used by the Project).</text:p>
      <text:p text:style-name="DefaultText">This agreement applies to all Contributions You Submit.</text:p>
      <text:p text:style-name="DefaultText">This CLA, and the license(s) associated with the Project, provides a license to Your Contributions to the Project and downstream consumers, but You still own Your Contributions, and except for the licenses provided for in this CLA, You reserve all right, title and interest in Your Contributions.</text:p>
      <text:p text:style-name="DefaultText">The Project requires that each Contribution You Submit now or in the future to comply with the following six commitments.</text:p>
      <text:list text:style-name="LFO1" text:continue-numbering="true">
        <text:list-item>
          <text:p text:style-name="P3"><text:bookmark-start text:name="question1"/><text:bookmark-end text:name="question1"/>You will only Submit Contributions where You have authored 100% of the content.</text:p>
        </text:list-item>
      </text:list>
      <text:p text:style-name="P4"/>
      <text:list text:style-name="LFO1" text:continue-numbering="true">
        <text:list-item>
          <text:p text:style-name="P5"><text:bookmark-start text:name="question2"/><text:bookmark-end text:name="question2"/>You will only Submit Contributions to which You have the necessary rights. This means that if You are employed You have received the necessary permissions from Your employer to make the Contributions.</text:p>
        </text:list-item>
      </text:list>
      <text:p text:style-name="P6"/>
      <text:list text:style-name="LFO1" text:continue-numbering="true">
        <text:list-item>
          <text:p text:style-name="P7"><text:bookmark-start text:name="question3"/><text:bookmark-end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text:s/>Notwithstanding the above, nothing herein shall supersede or modify the terms of any separate license agreement you may have executed with Licensor regarding such Contributions.</text:p>
        </text:list-item>
      </text:list>
      <text:p text:style-name="P8"/>
      <text:list text:style-name="LFO1" text:continue-numbering="true">
        <text:list-item>
          <text:p text:style-name="P9"><text:bookmark-start text:name="question4"/><text:bookmark-end text:name="question4"/>You understand and agree that the Project and Your contributions are public,<text:s/>and that a record of the contribution (including all personal information You submit with it, including Your sign-off) is maintained indefinitely and may be redistributed consistent with the license(s) involved.</text:p>
        </text:list-item>
        <text:list-item>
          <text:p text:style-name="P10"><text:bookmark-start text:name="question5"/><text:bookmark-end text:name="question5"/>You understand that the decision to include<text:s/>Your Contribution is entirely that of the Project and this agreement does not guarantee that the Contribution will be included in the Project.</text:p>
        </text:list-item>
        <text:list-item>
          <text:p text:style-name="P11"><text:bookmark-start text:name="question6"/><text:bookmark-end text:name="question6"/><text:soft-page-break/>You are not expected to provide support for Your Contribution. However you may provide support for free, for a fee or not at all. You provide Your Contribution on an "AS IS" BASIS as stated in the License.</text:p>
        </text:list-item>
      </text:list>
      <text:p text:style-name="DefaultText">You will promptly notify the Project if You become aware of any facts or circumstances that would make these commitments inaccurate in any way. To do so, please send an email to jimmail@uk.ibm.com</text:p>
      <text:p text:style-name="DefaultText">If You think the Project could make use of content which You did not author, please talk to a committer on the Project. If they like Your idea, they will know the process to get it included.</text:p>
      <text:p text:style-name="DefaultText">The Project takes intellectual<text:s/>property very seriously, so we are going to ask You to re-confirm this CLA every three years.</text:p>
      <text:p text:style-name="DefaultText">You represent that the information provided below is accurate.</text:p>
      <text:p text:style-name="TextBodySingle"><text:span text:style-name="T12">Full Name: __________________________________________________________________</text:span><text:span text:style-name="T13"><text:line-break/></text:span><text:span text:style-name="T14"><text:line-break/></text:span><text:span text:style-name="T15">Mailing Address:____</text:span><text:span text:style-name="T16">_________________________________________________________</text:span><text:span text:style-name="T17"><text:line-break/></text:span><text:span text:style-name="T18"><text:line-break/></text:span><text:span text:style-name="T19">Country:_____________________________________________________________________</text:span><text:span text:style-name="T20"><text:line-break/></text:span><text:span text:style-name="T21"><text:line-break/></text:span><text:span text:style-name="T22">Telephone:___________________________________________________________________</text:span><text:span text:style-name="T23"><text:line-break/></text:span><text:span text:style-name="T24"><text:line-break/></text:span><text:span text:style-name="T25">Facsimile: ____________________________</text:span><text:span text:style-name="T26">______________________________________</text:span><text:span text:style-name="T27"><text:line-break/></text:span><text:span text:style-name="T28"><text:line-break/></text:span><text:span text:style-name="T29">Email:_______________________________________________________________________</text:span><text:span text:style-name="T30"><text:line-break/></text:span><text:span text:style-name="T31"><text:line-break/></text:span><text:span text:style-name="T32">Employer:____________________________________________________________________</text:span><text:span text:style-name="T33"><text:line-break/></text:span><text:span text:style-name="T34"><text:line-break/></text:span><text:span text:style-name="T35">Employer contact:_________________________________________</text:span><text:span text:style-name="T36">___________________</text:span><text:span text:style-name="T37"><text:line-break/></text:span><text:span text:style-name="T38"><text:line-break/></text:span><text:span text:style-name="T39">Employer Open Source Contribution Policy:____________________________________</text:span><text:span text:style-name="T40"><text:line-break/></text:span><text:span text:style-name="T41"><text:line-break/></text:span><text:span text:style-name="T42">_____________________________________________________________________________</text:span><text:span text:style-name="T43"><text:line-break/></text:span><text:span text:style-name="T44"><text:line-break/></text:span><text:span text:style-name="T45">Please sign:_________________________________________________________________</text:span><text:span text:style-name="T46"><text:line-break/></text:span><text:span text:style-name="T47"><text:line-break/></text:span><text:span text:style-name="T48">Date:________________________________________________________________________</text:span></text:p>
      <text:p text:style-name="DefaultText"/>
      <text:p text:style-name="DefaultText"/>
      <text:p text:style-name="TextBodySing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lbany" svg:font-family="Albany" style:font-family-generic="swiss" style:font-pitch="variable"/>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Yu Gothic Light" svg:font-family="Yu Gothic Light" style:font-family-generic="roman"/>
    <style:font-face style:name="Calibri Light" svg:font-family="Calibri Light" style:font-family-generic="swiss" style:font-pitch="variable" svg:panose-1="2 15 3 2 2 2 4 3 2 4"/>
    <style:font-face style:name="Yu Mincho" svg:font-family="Yu Mincho"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Single" style:default-outline-level="1">
      <style:text-properties style:font-name="Thorndale"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Single" style:default-outline-level="3">
      <style:text-properties style:font-name="Times New Roman" style:font-name-asian="Lucida Sans Unicode" style:font-name-complex="Tahoma"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DefaultText" style:display-name="Default Text" style:family="paragraph">
      <style:text-properties fo:language="en" fo:country="GB" fo:hyphenate="false"/>
    </style:style>
    <style:style style:name="Heading" style:display-name="Heading" style:family="paragraph" style:parent-style-name="DefaultText" style:next-style-name="TextBodySingl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Single" style:display-name="Text Body Single" style:family="paragraph" style:parent-style-name="DefaultText">
      <style:paragraph-properties fo:margin-bottom="0.1965in"/>
      <style:text-properties fo:hyphenate="false"/>
    </style:style>
    <style:style style:name="List" style:display-name="List" style:family="paragraph" style:parent-style-name="TextBodySingle">
      <style:text-properties fo:hyphenate="false"/>
    </style:style>
    <style:style style:name="Caption" style:display-name="Caption" style:family="paragraph" style:parent-style-name="DefaultText">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DefaultText">
      <style:paragraph-properties text:number-lines="false"/>
      <style:text-properties fo:hyphenate="false"/>
    </style:style>
    <style:style style:name="HorizontalLine" style:display-name="Horizontal Line" style:family="paragraph" style:parent-style-name="DefaultText" style:next-style-name="TextBodySingle">
      <style:paragraph-properties fo:margin-bottom="0.1965in"/>
      <style:text-properties fo:font-size="6pt" style:font-size-asian="6pt" fo:hyphenate="false"/>
    </style:style>
    <style:style style:name="Endnote" style:display-name="Endnote" style:family="paragraph" style:parent-style-name="DefaultText">
      <style:paragraph-properties text:number-lines="false" fo:margin-left="0.1965in" fo:text-indent="-0.1965in">
        <style:tab-stops/>
      </style:paragraph-properties>
      <style:text-properties fo:font-size="10pt" style:font-size-asian="10pt" style:font-size-complex="10pt" fo:hyphenate="false"/>
    </style:style>
    <style:style style:name="Sender" style:display-name="Sender" style:family="paragraph" style:parent-style-name="DefaultText">
      <style:text-properties fo:font-style="italic" style:font-style-asian="italic" fo:hyphenate="false"/>
    </style:style>
    <style:style style:name="TableContents" style:display-name="Table Contents" style:family="paragraph" style:parent-style-name="TextBodySingle">
      <style:text-properties fo:hyphenate="false"/>
    </style:style>
    <style:style style:name="Footer" style:display-name="Footer" style:family="paragraph" style:parent-style-name="DefaultText">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DefaultText">
      <style:paragraph-properties text:number-lines="false">
        <style:tab-stops>
          <style:tab-stop style:type="center" style:position="3.3458in"/>
          <style:tab-stop style:type="right" style:position="6.6923in"/>
        </style:tab-stops>
      </style:paragraph-properties>
      <style:text-properties fo:hyphenate="false"/>
    </style:style>
    <style:style style:name="ListContents" style:display-name="List Contents" style:family="paragraph" style:parent-style-name="DefaultText">
      <style:paragraph-properties fo:margin-left="0.3937in">
        <style:tab-stops/>
      </style:paragraph-properties>
      <style:text-properties fo:hyphenate="false"/>
    </style:style>
    <style:style style:name="Definition" style:display-name="Definition" style:family="text">
      <style:text-properties fo:language="en" fo:country="GB"/>
    </style:style>
    <style:style style:name="Emphasis" style:display-name="Emphasis" style:family="text">
      <style:text-properties fo:font-style="italic" style:font-style-asian="italic" style:font-style-complex="italic"/>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DejaVu Sans Mono" style:font-name-asian="Droid Sans Fallback" style:font-name-complex="DejaVu Sans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clipse Foundation Contributor’s Certificate of Origin</dc:title>
    <dc:creator>Toby Corbin</dc:creator>
    <meta:creation-date>2016-05-17T14:49:00Z</meta:creation-date>
    <dc:date>2016-05-17T14:50:00Z</dc:date>
    <meta:template xlink:href="Normal.dotm" xlink:type="simple"/>
    <meta:editing-cycles>12</meta:editing-cycles>
    <meta:editing-duration>PT16800S</meta:editing-duration>
    <meta:user-defined meta:name="Info 1"/>
    <meta:user-defined meta:name="Info 2"/>
    <meta:user-defined meta:name="Info 3"/>
    <meta:user-defined meta:name="Info 4"/>
    <meta:document-statistic meta:page-count="2" meta:paragraph-count="10" meta:word-count="803" meta:character-count="5375" meta:row-count="38" meta:non-whitespace-character-count="4582"/>
  </office:meta>
</office:document-meta>
</file>